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Courier New" fo:font-size="11pt" fo:font-weight="normal" style:font-size-asian="11pt" style:font-weight-asian="normal" style:font-name-complex="Courier New" style:font-size-complex="11pt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style:font-size-asian="14pt" style:font-style-asian="normal" style:font-weight-asian="bold" style:font-name-complex="Times New Roman" style:font-size-complex="14pt" style:font-weight-complex="bold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1f890e" officeooo:paragraph-rsid="001f890e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fo:background-color="transparent" style:font-name-asian="Times New Roman1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d88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bold" officeooo:rsid="0020d884" officeooo:paragraph-rsid="00223e8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style="normal" fo:font-weight="bold" officeooo:rsid="0020d884" officeooo:paragraph-rsid="0022909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 style:font-weight-complex="bold"/>
    </style:style>
    <style:style style:name="T8" style:family="text">
      <style:text-properties fo:color="#000000" loext:opacity="100%" fo:font-size="14pt" fo:font-weight="bold" style:font-size-asian="14pt" style:font-weight-asian="bold" style:font-size-complex="14pt"/>
    </style:style>
    <style:style style:name="T9" style:family="text">
      <style:text-properties fo:color="#000000" loext:opacity="100%" fo:font-size="14pt" fo:font-weight="bold" officeooo:rsid="001f890e" style:font-size-asian="14pt" style:font-weight-asian="bold" style:font-size-complex="14pt"/>
    </style:style>
    <style:style style:name="T10" style:family="text">
      <style:text-properties fo:color="#ff0000" loext:opacity="100%" fo:font-size="14pt" style:font-size-asian="14pt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color="#000000" loext:opacity="100%" fo:font-size="14pt" officeooo:rsid="001f890e" style:font-size-asian="14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fo:background-color="transparent" loext:char-shading-value="0" style:font-size-asian="14pt" style:font-style-asian="normal" style:font-weight-asian="bold" style:font-name-complex="Times New Roman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fo:background-color="transparent" loext:char-shading-value="0" style:font-size-asian="14pt" style:font-style-asian="normal" style:font-weight-asian="normal" style:font-name-complex="Times New Roman" style:font-size-complex="14pt" style:font-weight-complex="normal"/>
    </style:style>
    <style:style style:name="T15" style:family="text">
      <style:text-properties fo:font-weight="normal" officeooo:rsid="00223e8f" style:font-weight-asian="normal" style:font-weight-complex="normal"/>
    </style:style>
    <style:style style:name="T16" style:family="text">
      <style:text-properties fo:font-weight="normal" officeooo:rsid="0022909a" style:font-weight-asian="normal" style:font-weight-complex="normal"/>
    </style:style>
    <style:style style:name="T17" style:family="text">
      <style:text-properties fo:font-weight="normal" officeooo:rsid="00232d0d" style:font-weight-asian="normal" style:font-weight-complex="normal"/>
    </style:style>
    <style:style style:name="T18" style:family="text">
      <style:text-properties fo:font-weight="normal" officeooo:rsid="0023abfc" style:font-weight-asian="normal" style:font-weight-complex="normal"/>
    </style:style>
    <style:style style:name="T19" style:family="text">
      <style:text-properties fo:font-weight="normal" officeooo:rsid="0026a0cd" style:font-weight-asian="normal" style:font-weight-complex="normal"/>
    </style:style>
    <style:style style:name="T20" style:family="text">
      <style:text-properties fo:font-style="italic" fo:font-weight="normal" officeooo:rsid="00223e8f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3abf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32d0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6a0cd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5">Кафедра</text:span><text:span text:style-name="T8"> МОЭВМ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Название_20_книги"><text:span text:style-name="T2">отчет</text:span></text:span></text:p>
      <text:p text:style-name="P3"><text:span text:style-name="T5">по </text:span><text:span text:style-name="T9">учебной практике</text:span></text:p>
      <text:p text:style-name="P3"><text:span text:style-name="Название_20_книги"><text:span text:style-name="T11">Тема: </text:span></text:span><text:span text:style-name="Название_20_книги"><text:span text:style-name="T12">Генетические алгоритмы и PSA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</text:span><text:span text:style-name="T10"> </text:span><text:span text:style-name="T6">2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3">Федоров М.В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14">2023</text:p>
      <text:p text:style-name="P12">Цель работы.</text:p>
      <text:p text:style-name="P15"/>
      <text:p text:style-name="P11">Задание.</text:p>
      <text:h text:style-name="P17" text:outline-level="3">Задача о выделении области:</text:h>
      <text:h text:style-name="P18" text:outline-level="3">Дано N точек в двумерном евклидовом пространстве. Для каждой i-й точки задана метка: 0 или 1. Необходимо найти координаты левого нижнего угла, высоту и ширину прямоугольника, чтобы полученный прямоугольник содержал как можно больше точек с меткой 1, и как можно меньше точек с меткой 0.</text:h>
      <text:p text:style-name="P11">Основные теоретические положения.</text:p>
      <text:h text:style-name="P19" text:outline-level="3">Задача ГА - найти оптимальное решение некоторой задачи, путем развития популяции потенциальных решений называемых индивидуумами. Решения итеративно оцениваются и используются для создания следующего поколения.</text:h>
      <text:h text:style-name="P19" text:outline-level="3">Генотип - описание одного индивидуума, набор генов сгруппированных в хромосому. При скрещивании хромосома содержит гены своих родителей.</text:h>
      <text:h text:style-name="P19" text:outline-level="3">Популяция - <text:s/>множество индивидуумов, то есть потенциальных решений, которые хранит генетический алгоритм. Популяция всегда отображает текущее поколение.</text:h>
      <text:h text:style-name="P19" text:outline-level="3">Функция приспособленности/целевая функция - функция, которую необходимо оптимизировать в рамках решаемой задачи. Является функцией от индивидуума, и показывает качество решения представленным хромосомой. На каждой итерации ГА рассчитывает приспособленность индивидуума для формирования нового поколения.</text:h>
      <text:h text:style-name="P19" text:outline-level="3">Отбор - формирование множества индивидуумов, которые будут использоваться для формирования следующего поколения. Отбор основывается на приспособленности индивидуума, и чем он лучше, тем больше вероятность его отобрать. Причем хромосомы дающие низкое значение приспособленности не исключают возможность отбора. Таким образом приспособленность популяции увеличивается.</text:h>
      <text:h text:style-name="P20" text:outline-level="3"><text:soft-page-break/>Выполнение работы.</text:h>
      <text:h text:style-name="P21" text:outline-level="3">Для представления точек будет использоваться класс Pointer. Это класс содержит три поля, которые соответствуют характеристикам точки: координаты и метка. Так же реализованы сетеры для каждого поля.</text:h>
      <text:h text:style-name="P21" text:outline-level="3">Класс прямоугольника Rectangle задаётся двумя точками: левый верхний угол, правый нижний. Так же реализованы сетеры для каждого поля.</text:h>
      <text:h text:style-name="P21" text:outline-level="3">Целевая функция будет подсчитывать количество точек внутри прямоугольника. И возвращать кортеж значений: (num_point1 * n — num_point0 * m, s) — где <text:s/>num_point1, <text:s/>num_point0, это количество точек с определёнными марками; n, m, некоторые числа(определим позже); s — площадь прямоугольника(этот параметр нужен, чтоб новый индивид не увеличивался в размерах).</text:h>
      <text:h text:style-name="P21" text:outline-level="3">Метод отбора не был выбран, поскольку хочется сравнить разные методы и найти эффективный. Но предположительно будет использоваться отбор усечением.</text:h>
      <text:h text:style-name="P21" text:outline-level="3">В качестве функции скрещивания будет использоваться одноточечное скрещивание. Новые прямоугольники будут получаться путём обмена точками, которые их задают.</text:h>
      <text:h text:style-name="P21" text:outline-level="3">В качестве мутации будет выбрана функция, которая увеличивает размер прямоугольника на n(позже определим точное значение).</text:h>
      <text:h text:style-name="P22" text:outline-level="3"/>
      <text:h text:style-name="P22" text:outline-level="3"/>
      <text:h text:style-name="P22" text:outline-level="3"/>
      <text:h text:style-name="P22" text:outline-level="3"/>
      <text:p text:style-name="P25"/>
      <text:p text:style-name="P24">Графический интерфейс </text:p>
      <text:p text:style-name="P26"><text:span text:style-name="T15"><text:tab/>Графический интерфейс был разработан на языке программирования Python с использованием библиотек </text:span><text:span text:style-name="T20">customtkinter, matplotlib, PIL, tkinter.</text:span></text:p>
      <text:p text:style-name="P27"><text:span text:style-name="T15"><text:tab/></text:span><text:span text:style-name="T16">Основная часть интерфейса реализована с помощью библиотеки <text:s/></text:span><text:span text:style-name="T20">customtkinter, </text:span><text:span text:style-name="T16">с помощью библиотеки <text:s/></text:span><text:span text:style-name="T20">matplotlib </text:span><text:span text:style-name="T16">реализовано пошаговое отображение покрывающих плоскость прямоугольников и множество точек на графике. </text:span><text:span text:style-name="T17">Библиотека </text:span><text:span text:style-name="T22">PIL</text:span><text:span text:style-name="T17"> использовался для обработки изображений, установленных на кнопках взаимодействия. </text:span><text:span text:style-name="T18">С помощью </text:span><text:span text:style-name="T21">tkinter</text:span><text:span text:style-name="T18"> реализован функционал открытия </text:span><text:span text:style-name="T21">*.csv</text:span><text:span text:style-name="T18"> файла, для считывания данных.</text:span></text:p>
      <text:p text:style-name="P27"><text:span text:style-name="T18"><text:tab/></text:span><text:span text:style-name="T19">Примеры работы </text:span><text:span text:style-name="T23">GUI</text:span><text:span text:style-name="T19"> представлены на рис. 1, рис. 2. </text:span></text:p>
      <text:p text:style-name="P23">Выводы.</text:p>
      <text:p text:style-name="P5"><text:span text:style-name="Название_20_книги"><text:span text:style-name="T3">ПРИЛОЖЕНИЕ</text:span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>
      <style:paragraph-properties fo:orphans="0" fo:widows="0" fo:hyphenation-ladder-count="no-limit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shadow="none" style:writing-mode="lr-tb"/>
      <style:text-properties fo:color="#000000" loext:opacity="100%" style:font-name="Helvetica" fo:font-family="Helvetica, 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0% 100%" style:font-name="Symbol1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meta:initial-creator>SAP</meta:initial-creator>
    <meta:creation-date>2015-11-10T19:52:00</meta:creation-date>
    <dc:date>2024-07-02T00:52:38.111069345</dc:date>
    <meta:print-date>2015-07-17T12:06:00</meta:print-date>
    <meta:editing-cycles>49</meta:editing-cycles>
    <meta:editing-duration>PT5H13M43S</meta:editing-duration>
    <meta:generator>LibreOffice/7.3.7.2$Linux_X86_64 LibreOffice_project/30$Build-2</meta:generator>
    <meta:document-statistic meta:table-count="1" meta:image-count="0" meta:object-count="0" meta:page-count="6" meta:paragraph-count="39" meta:word-count="435" meta:character-count="3547" meta:non-whitespace-character-count="3132"/>
  </office:meta>
</office:document-meta>
</file>